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95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1060" calcext:value-type="currency" table:number-columns-spanned="2" table:number-rows-spanned="2">
            <text:p>$1,0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ilcrest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10-01" calcext:value-type="date">
            <text:p>10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9/07-09/13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9/14-09/20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9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9/21-09/27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30"/>
          <table:table-cell table:style-name="ce48" office:value-type="currency" office:currency="USD" office:value="265" calcext:value-type="currency">
            <text:p>$265.00</text:p>
          </table:table-cell>
          <table:table-cell table:style-name="ce41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9/28-10/04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,W,F – Trash <text:s text:c="2"/>Tue, Thur – Bathrooms Fri – Windows</text:p>
          </table:table-cell>
          <table:covered-table-cell table:number-columns-repeated="4" table:style-name="ce28"/>
          <table:table-cell table:style-name="ce49" office:value-type="currency" office:currency="USD" office:value="265" calcext:value-type="currency">
            <text:p>$265.00</text:p>
          </table:table-cell>
          <table:table-cell table:style-name="ce42" office:value-type="currency" office:currency="USD" office:value="265" calcext:value-type="currency">
            <text:p>$2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1060" calcext:value-type="currency">
            <text:p>$1,0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9-21T16:10:53.365562747</dc:date>
    <meta:editing-duration>PT3H16M38S</meta:editing-duration>
    <meta:editing-cycles>58</meta:editing-cycles>
    <meta:generator>LibreOffice/7.4.7.2$Linux_AARCH64 LibreOffice_project/40$Build-2</meta:generator>
    <meta:document-statistic meta:table-count="1" meta:cell-count="65" meta:object-count="1"/>
  </office:meta>
</office:document-meta>
</file>